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6) rotate (-1.97309471937959) translate (5.3342888355282cm 3.53985898354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3) rotate (-1.18577669380495) translate (5.59204134706709cm 3.0289617805383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0.902cm" svg:height="0.661cm" draw:transform="rotate (-2.15687788961459) translate (5.515791145399cm 3.31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3.593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04cm 7.2186151038324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1:36.595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